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e5c" officeooo:paragraph-rsid="00005e5c"/>
    </style:style>
    <style:style style:name="P2" style:family="paragraph" style:parent-style-name="Standard">
      <style:paragraph-properties fo:text-align="center" style:justify-single-word="false"/>
      <style:text-properties fo:font-size="36pt" officeooo:rsid="00005e5c" officeooo:paragraph-rsid="00005e5c" style:font-size-asian="36pt" style:font-size-complex="36pt"/>
    </style:style>
    <style:style style:name="P3" style:family="paragraph" style:parent-style-name="Text_20_body" style:list-style-name="L1">
      <style:text-properties officeooo:rsid="00005e5c" officeooo:paragraph-rsid="00005e5c"/>
    </style:style>
    <style:style style:name="P4" style:family="paragraph" style:parent-style-name="Text_20_body" style:list-style-name="L1">
      <style:text-properties officeooo:rsid="0001f3c6" officeooo:paragraph-rsid="0001f3c6"/>
    </style:style>
    <style:style style:name="P5" style:family="paragraph" style:parent-style-name="Text_20_body">
      <style:text-properties officeooo:rsid="0001f3c6" officeooo:paragraph-rsid="0001f3c6"/>
    </style:style>
    <style:style style:name="P6" style:family="paragraph" style:parent-style-name="Text_20_body">
      <style:text-properties officeooo:rsid="000313e0" officeooo:paragraph-rsid="000313e0"/>
    </style:style>
    <style:style style:name="P7" style:family="paragraph" style:parent-style-name="Text_20_body" style:list-style-name="L2">
      <style:text-properties officeooo:rsid="000313e0" officeooo:paragraph-rsid="000313e0"/>
    </style:style>
    <style:style style:name="P8" style:family="paragraph" style:parent-style-name="Text_20_body" style:list-style-name="L3">
      <style:text-properties officeooo:rsid="000313e0" officeooo:paragraph-rsid="000313e0"/>
    </style:style>
    <style:style style:name="P9" style:family="paragraph" style:parent-style-name="Text_20_body" style:list-style-name="L4">
      <style:text-properties officeooo:rsid="00041728" officeooo:paragraph-rsid="00041728"/>
    </style:style>
    <style:style style:name="P10" style:family="paragraph" style:parent-style-name="Text_20_body" style:list-style-name="L4">
      <style:text-properties officeooo:rsid="00063707" officeooo:paragraph-rsid="00063707"/>
    </style:style>
    <style:style style:name="P11" style:family="paragraph" style:parent-style-name="Text_20_body" style:list-style-name="L4">
      <style:text-properties officeooo:rsid="00079d57" officeooo:paragraph-rsid="00079d57"/>
    </style:style>
    <style:style style:name="P12" style:family="paragraph" style:parent-style-name="Heading_20_1">
      <style:text-properties officeooo:rsid="00041728" officeooo:paragraph-rsid="00041728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officeooo:rsid="000313e0"/>
    </style:style>
    <style:style style:name="T2" style:family="text">
      <style:text-properties fo:language="de" fo:country="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BQ-Project</text:p>
      <text:p text:style-name="P1"/>
      <text:list xml:id="list2072837554" text:style-name="Outline">
        <text:list-item>
          <text:h text:style-name="Heading_20_1" text:outline-level="1">Stakeholders</text:h>
        </text:list-item>
      </text:list>
      <text:list xml:id="list56964631" text:style-name="L1">
        <text:list-item>
          <text:p text:style-name="P3">Sponsor</text:p>
        </text:list-item>
        <text:list-item>
          <text:p text:style-name="P3">Shop owners</text:p>
        </text:list-item>
        <text:list-item>
          <text:p text:style-name="P3">Participants</text:p>
        </text:list-item>
        <text:list-item>
          <text:p text:style-name="P3">Volunteers</text:p>
        </text:list-item>
        <text:list-item>
          <text:p text:style-name="P4">FH-Kiel</text:p>
        </text:list-item>
        <text:list-item>
          <text:p text:style-name="P4">… <text:span text:style-name="T1">(other less important stakeholders)</text:span></text:p>
        </text:list-item>
      </text:list>
      <text:p text:style-name="P5"/>
      <text:p text:style-name="P5"/>
      <text:list xml:id="list190055910382301" text:continue-list="list2072837554" text:style-name="Outline">
        <text:list-item>
          <text:h text:style-name="P13" text:outline-level="1">Goals</text:h>
        </text:list-item>
      </text:list>
      <text:list xml:id="list1111388954" text:style-name="L2">
        <text:list-item>
          <text:p text:style-name="P7">Avoid (heavily) injured participants</text:p>
        </text:list-item>
        <text:list-item>
          <text:p text:style-name="P7">Let participants have fun (as far as possible)</text:p>
        </text:list-item>
        <text:list-item>
          <text:p text:style-name="P7">… (more less important goals</text:p>
        </text:list-item>
      </text:list>
      <text:p text:style-name="P6"/>
      <text:list xml:id="list190057000089547" text:continue-list="list190055910382301" text:style-name="Outline">
        <text:list-item>
          <text:h text:style-name="Heading_20_1" text:outline-level="1">Operational Goals</text:h>
        </text:list-item>
      </text:list>
      <text:list xml:id="list1241407777" text:style-name="L3">
        <text:list-item>
          <text:p text:style-name="P8">Execute all assessment plans in the risk related document to mitigate the risk of heavy injuries as far as possible</text:p>
        </text:list-item>
        <text:list-item>
          <text:p text:style-name="P8">Provide all necessary equipment for a BBQ to provide a basis for having fun (as far as possible)</text:p>
        </text:list-item>
        <text:list-item>
          <text:p text:style-name="P8">…</text:p>
        </text:list-item>
      </text:list>
      <text:p text:style-name="P6"/>
      <text:list xml:id="list190057263573434" text:continue-list="list190057000089547" text:style-name="Outline">
        <text:list-item>
          <text:h text:style-name="P12" text:outline-level="1">Material-List</text:h>
        </text:list-item>
      </text:list>
      <text:list xml:id="list1535966796" text:style-name="L4">
        <text:list-item>
          <text:p text:style-name="P9">Equipment</text:p>
          <text:list>
            <text:list-item>
              <text:p text:style-name="P10">Grills [3 + 1]</text:p>
            </text:list-item>
            <text:list-item>
              <text:p text:style-name="P10">Coal</text:p>
            </text:list-item>
            <text:list-item>
              <text:p text:style-name="P10">Grill grate (<text:span text:style-name="T2">Grillrost</text:span>) [3 + 1]</text:p>
            </text:list-item>
            <text:list-item>
              <text:p text:style-name="P10">Buckets (water) [3 +1]</text:p>
            </text:list-item>
            <text:list-item>
              <text:p text:style-name="P10">Plates (plastic or paper)</text:p>
            </text:list-item>
            <text:list-item>
              <text:p text:style-name="P10">Paper cups</text:p>
            </text:list-item>
            <text:list-item>
              <text:p text:style-name="P11">Spoons (plastic)</text:p>
            </text:list-item>
            <text:list-item>
              <text:p text:style-name="P11">Forks (plastic)</text:p>
            </text:list-item>
            <text:list-item>
              <text:p text:style-name="P11">Knifes (plastic)</text:p>
            </text:list-item>
          </text:list>
        </text:list-item>
        <text:list-item>
          <text:p text:style-name="P9">Food</text:p>
          <text:list>
            <text:list-item>
              <text:p text:style-name="P9">Meat</text:p>
              <text:list>
                <text:list-item>
                  <text:p text:style-name="P9">Pork (20%)</text:p>
                </text:list-item>
                <text:list-item>
                  <text:p text:style-name="P9">Beef (60%)</text:p>
                </text:list-item>
                <text:list-item>
                  <text:p text:style-name="P9">Sausages (mix 20%)</text:p>
                </text:list-item>
              </text:list>
            </text:list-item>
            <text:list-item>
              <text:p text:style-name="P9">Vegetarian food</text:p>
              <text:list>
                <text:list-item>
                  <text:p text:style-name="P9">Bread</text:p>
                </text:list-item>
                <text:list-item>
                  <text:p text:style-name="P9"><text:soft-page-break/>Baguette</text:p>
                </text:list-item>
                <text:list-item>
                  <text:p text:style-name="P9">Ketchup</text:p>
                </text:list-item>
                <text:list-item>
                  <text:p text:style-name="P9">BBQ Sauces</text:p>
                </text:list-item>
                <text:list-item>
                  <text:p text:style-name="P9">Butter</text:p>
                </text:list-item>
              </text:list>
            </text:list-item>
            <text:list-item>
              <text:p text:style-name="P9">Orange juice</text:p>
            </text:list-item>
            <text:list-item>
              <text:p text:style-name="P9">Apple juice</text:p>
            </text:list-item>
            <text:list-item>
              <text:p text:style-name="P9">Water</text:p>
            </text:list-item>
            <text:list-item>
              <text:p text:style-name="P9"/>
            </text:list-item>
          </text:list>
        </text:list-item>
      </text:list>
      <text:list xml:id="list190056249620753" text:continue-list="list190057263573434" text:style-name="Outline">
        <text:list-item>
          <text:h text:style-name="Heading_20_1" text:outline-level="1">Work Packages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list-style-name="Numbering_20_123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.423cm" fo:margin-bottom="0.212cm" loext:contextual-spacing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norm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7:58:42.941000000</meta:creation-date>
    <dc:date>2019-05-18T18:57:30.786000000</dc:date>
    <meta:editing-duration>PT28M10S</meta:editing-duration>
    <meta:editing-cycles>7</meta:editing-cycles>
    <meta:generator>LibreOffice/6.0.5.2$Windows_X86_64 LibreOffice_project/54c8cbb85f300ac59db32fe8a675ff7683cd5a16</meta:generator>
    <meta:document-statistic meta:table-count="0" meta:image-count="0" meta:object-count="0" meta:page-count="3" meta:paragraph-count="43" meta:word-count="162" meta:character-count="900" meta:non-whitespace-character-count="817"/>
  </office:meta>
</office:document-meta>
</file>